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114cm" fo:min-width="5.864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3cm" svg:stroke-color="#000000" draw:marker-start-width="0.25cm" draw:marker-end="Linienspitzen_20_2" draw:marker-end-width="0.3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dddddd" draw:textarea-horizontal-align="justify" draw:textarea-vertical-align="middle" draw:auto-grow-height="false" fo:min-height="2.415cm" fo:min-width="1.502cm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21cm" fo:min-width="0cm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4.6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05cm" svg:y1="6.5cm" svg:x2="9.05cm" svg:y2="15.9cm">
          <text:p/>
        </draw:line>
        <draw:line draw:style-name="gr3" draw:text-style-name="P1" draw:layer="layout" svg:x1="1.35cm" svg:y1="12.7cm" svg:x2="1.35cm" svg:y2="17.3cm">
          <text:p/>
        </draw:line>
        <draw:line draw:style-name="gr3" draw:text-style-name="P1" draw:layer="layout" svg:x1="1.35cm" svg:y1="8.45cm" svg:x2="1.35cm" svg:y2="9.45cm">
          <text:p/>
        </draw:line>
        <draw:line draw:style-name="gr3" draw:text-style-name="P1" draw:layer="layout" svg:x1="4.6cm" svg:y1="12.65cm" svg:x2="1.35cm" svg:y2="12.65cm">
          <text:p/>
        </draw:line>
        <draw:line draw:style-name="gr3" draw:text-style-name="P1" draw:layer="layout" svg:x1="2.05cm" svg:y1="17.35cm" svg:x2="0.6cm" svg:y2="17.35cm">
          <text:p/>
        </draw:line>
        <draw:line draw:style-name="gr3" draw:text-style-name="P1" draw:layer="layout" svg:x1="1.85cm" svg:y1="17.65cm" svg:x2="0.8cm" svg:y2="17.65cm">
          <text:p/>
        </draw:line>
        <draw:line draw:style-name="gr3" draw:text-style-name="P1" draw:layer="layout" svg:x1="1.65cm" svg:y1="17.95cm" svg:x2="1cm" svg:y2="17.95cm">
          <text:p/>
        </draw:line>
        <draw:line draw:style-name="gr3" draw:text-style-name="P1" draw:layer="layout" svg:x1="1.45cm" svg:y1="18.25cm" svg:x2="1.2cm" svg:y2="18.25cm">
          <text:p/>
        </draw:line>
        <draw:line draw:style-name="gr4" draw:text-style-name="P1" draw:layer="layout" svg:x1="14.45cm" svg:y1="1.4cm" svg:x2="12.2cm" svg:y2="1.4cm">
          <text:p/>
        </draw:line>
        <draw:line draw:style-name="gr4" draw:text-style-name="P1" draw:layer="layout" svg:x1="14.458cm" svg:y1="2.2cm" svg:x2="12.208cm" svg:y2="2.2cm">
          <text:p/>
        </draw:line>
        <draw:line draw:style-name="gr4" draw:text-style-name="P1" draw:layer="layout" svg:x1="14.466cm" svg:y1="3cm" svg:x2="12.216cm" svg:y2="3cm">
          <text:p/>
        </draw:line>
        <draw:line draw:style-name="gr4" draw:text-style-name="P1" draw:layer="layout" svg:x1="14.474cm" svg:y1="3.8cm" svg:x2="12.224cm" svg:y2="3.8cm">
          <text:p/>
        </draw:line>
        <draw:line draw:style-name="gr4" draw:text-style-name="P1" draw:layer="layout" svg:x1="14.482cm" svg:y1="4.6cm" svg:x2="12.232cm" svg:y2="4.6cm">
          <text:p/>
        </draw:line>
        <draw:line draw:style-name="gr4" draw:text-style-name="P1" draw:layer="layout" svg:x1="14.49cm" svg:y1="5.4cm" svg:x2="12.24cm" svg:y2="5.4cm">
          <text:p/>
        </draw:line>
        <draw:frame draw:style-name="gr5" draw:text-style-name="P2" draw:layer="layout" svg:width="4.25cm" svg:height="0.962cm" svg:x="9.1cm" svg:y="6.8cm">
          <draw:text-box>
            <text:p>Elektrometer</text:p>
          </draw:text-box>
        </draw:frame>
        <draw:custom-shape draw:style-name="gr6" draw:text-style-name="P3" draw:layer="layout" svg:width="0.15cm" svg:height="0.15cm" svg:x="1.28cm" svg:y="8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cm" svg:height="5.329cm" draw:transform="rotate (-2.84488668075076) translate (11.615cm 5.684cm)">
          <text:p/>
          <draw:enhanced-geometry svg:viewBox="0 0 21600 21600" draw:glue-points="?f6 0 10800 ?f8 ?f11 10800 ?f9 21600 10800 ?f10 ?f5 10800" draw:text-areas="?f3 ?f3 ?f4 ?f4" draw:type="parallelogram" draw:modifiers="8756.6108472881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0.65cm" svg:height="0.65cm" svg:x="8.74cm" svg:y="12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03cm" svg:y1="15.719cm" svg:x2="8.1cm" svg:y2="10.78cm">
          <text:p/>
        </draw:line>
        <draw:frame draw:style-name="gr9" draw:text-style-name="P2" draw:layer="layout" svg:width="1.6cm" svg:height="0.962cm" svg:x="8.3cm" svg:y="1.55cm">
          <draw:text-box>
            <text:p>Zn</text:p>
          </draw:text-box>
        </draw:frame>
        <draw:frame draw:style-name="gr9" draw:text-style-name="P2" draw:layer="layout" svg:width="3.75cm" svg:height="0.962cm" svg:x="14.6cm" svg:y="1cm">
          <draw:text-box>
            <text:p>Lichteinfall</text:p>
          </draw:text-box>
        </draw:frame>
        <draw:line draw:style-name="gr3" draw:text-style-name="P1" draw:layer="layout" svg:x1="1.35cm" svg:y1="10.55cm" svg:x2="1.35cm" svg:y2="12.65cm">
          <text:p/>
        </draw:line>
        <draw:custom-shape draw:style-name="gr6" draw:text-style-name="P3" draw:layer="layout" svg:width="0.15cm" svg:height="0.15cm" svg:x="1.281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5cm" svg:height="0.15cm" svg:x="1.282cm" svg:y="10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5cm" svg:height="0.15cm" svg:x="1.283cm" svg:y="12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8§latex§$U$§svg§600§TRUE§</svg:desc>
          <draw:g>
            <draw:path draw:style-name="gr10" draw:text-style-name="P5" draw:layer="layout" svg:width="0.435cm" svg:height="0.442cm" svg:x="1.2cm" svg:y="9.77cm" svg:viewBox="0 0 436 443" svg:d="M357 66c7-27 18-44 68-46 4 0 11 0 11-13-3-2 0-7-9-7-20 0-41 2-63 2-21 0-45-2-66-2-4 0-11 0-11 13 0 7 7 7 11 7 36 0 43 14 43 27 0 1-2 12-2 14-18 75-37 149-55 224-22 84-96 138-158 138-42 0-76-27-76-80 0-2 0-22 7-51 21-81 41-162 61-244 6-23 6-28 53-28 16 0 21 0 21-13 0-7-7-7-9-7-18 0-63 2-81 2s-63-2-80-2c-6 0-13 0-13 13 0 7 5 7 18 7 2 0 12 0 23 2 13 0 18 1 18 8 0 4-7 31-11 45-4 19-9 37-14 56-5 25-36 143-38 154-5 18-5 27-5 38 0 75 57 120 124 120 79 0 158-72 178-154 18-74 37-149 55-223z">
              <text:p/>
            </draw:path>
          </draw:g>
        </draw:g>
        <draw:line draw:style-name="gr3" draw:text-style-name="P1" draw:layer="layout" svg:x1="9.101cm" svg:y1="7.25cm" svg:x2="1.851cm" svg:y2="7.25cm">
          <text:p/>
        </draw:line>
        <draw:line draw:style-name="gr3" draw:text-style-name="P1" draw:layer="layout" svg:x1="0.85cm" svg:y1="7.35cm" svg:x2="1.35cm" svg:y2="8.4cm">
          <text:p/>
        </draw:line>
        <draw:custom-shape draw:style-name="gr6" draw:text-style-name="P3" draw:layer="layout" svg:width="0.15cm" svg:height="0.15cm" svg:x="1.682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8§latex§$-/+$§svg§600§TRUE§</svg:desc>
          <draw:g>
            <draw:path draw:style-name="gr10" draw:text-style-name="P5" draw:layer="layout" svg:width="0.386cm" svg:height="0.026cm" svg:x="1.8cm" svg:y="9.473cm" svg:viewBox="0 0 387 27" svg:d="M365 27c9 0 22-1 22-14 0-14-13-13-22-13-114 0-228 0-342 0-10 0-23-1-23 13 0 13 13 14 23 14 114 0 228 0 342 0z">
              <text:p/>
            </draw:path>
            <draw:path draw:style-name="gr10" draw:text-style-name="P5" draw:layer="layout" svg:width="0.244cm" svg:height="0.629cm" svg:x="2.275cm" svg:y="9.171cm" svg:viewBox="0 0 245 630" svg:d="M241 25c4-9 4-11 4-12 0-8-6-13-13-13-4 0-9 2-11 5-73 200-146 400-219 600-2 9-2 11-2 13 0 7 5 12 13 12 7 0 9-5 12-16 72-196 144-393 216-589z">
              <text:p/>
            </draw:path>
            <draw:path draw:style-name="gr10" draw:text-style-name="P5" draw:layer="layout" svg:width="0.42cm" svg:height="0.417cm" svg:x="2.589cm" svg:y="9.277cm" svg:viewBox="0 0 421 418" svg:d="M223 223c59 0 117 0 176 0 9 0 22-1 22-15 0-13-13-12-22-12-59 0-117 0-176 0 0-59 0-118 0-176 0-9 0-20-13-20-12 0-12 11-12 20 0 58 0 117 0 176-59 0-118 0-176 0-9 0-22-1-22 12 0 14 13 15 22 15 58 0 117 0 176 0 0 58 0 117 0 176 0 9 0 19 12 19 13 0 13-10 13-19 0-59 0-118 0-17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08T22:42:55.174274211</dc:date>
    <meta:editing-duration>PT3H11M53S</meta:editing-duration>
    <meta:editing-cycles>36</meta:editing-cycles>
    <meta:generator>LibreOffice/7.3.7.2$Linux_X86_64 LibreOffice_project/30$Build-2</meta:generator>
    <meta:document-statistic meta:object-count="37"/>
  </office:meta>
</office:document-meta>
</file>